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3.508cm" table:align="margins"/>
    </style:style>
    <style:style style:name="Таблица1.A" style:family="table-column">
      <style:table-column-properties style:rel-column-width="39951*"/>
    </style:style>
    <style:style style:name="Таблица1.B" style:family="table-column">
      <style:table-column-properties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7" style:family="paragraph" style:parent-style-name="Text_20_body" style:list-style-name="L1"/>
    <style:style style:name="P8" style:family="paragraph" style:parent-style-name="Text_20_body" style:list-style-name="L2">
      <style:text-properties style:font-name="Times New Roman" fo:language="ru" fo:country="RU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style:font-name-asian="Times New Roman1" style:font-name-complex="Times New Roman1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fo:font-style="italic" style:font-name-asian="Times New Roman1" style:font-style-asian="italic" style:font-name-complex="Times New Roman1" style:font-style-complex="italic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fo:font-weight="bold" style:font-name-asian="Times New Roman1" style:font-weight-asian="bold" style:font-name-complex="Times New Roman1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7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87cm" draw:z-index="0"><draw:image xlink:href="../../odt/images/002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Демультиплекс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29cm" svg:height="1.431cm" draw:z-index="0"><draw:image xlink:href="../../odt/images/002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7">Блок </text:span><text:span text:style-name="T8">векторизован</text:span><text:span text:style-name="T10">, реализует “расщепление” </text:span><text:span text:style-name="T13">векторного</text:span><text:span text:style-name="T10"> входного сигнала в отдельные выходные сигналы. Выходами могут быть как </text:span><text:span text:style-name="T12">скалярные</text:span>,<text:span text:style-name="T10"> так и </text:span><text:span text:style-name="T13">векторные</text:span><text:span text:style-name="T10"> (“многожильные”) сигналы.</text:span></text:p>
            <text:p text:style-name="Text_20_body">По умолчанию данный блок реализует демультиплексирование 2-х “жильного” входного векторного сигнала в скалярные сигналы:</text:p>
            <text:p text:style-name="P4"><draw:frame draw:style-name="fr3" draw:name="Объект1" text:anchor-type="as-char" svg:width="3.052cm" svg:height="1.26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T7">где </text:span><text:span text:style-name="T7"><draw:frame draw:style-name="fr3" draw:name="Объект2" text:anchor-type="as-char" svg:width="2.512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">–</text:span><text:span text:style-name="T3"> </text:span><text:span text:style-name="T5">первый и второй выходной </text:span><text:span text:style-name="T6">скалярный</text:span><text:span text:style-name="T5"> сигнал блока;</text:span></text:p>
            <text:p text:style-name="Text_20_body"><text:span text:style-name="T10"><draw:frame draw:style-name="fr3" draw:name="Объект3" text:anchor-type="as-char" svg:width="3.129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">–</text:span><text:span text:style-name="T2"> </text:span><text:span text:style-name="T11">1</text:span><text:span text:style-name="T2">-</text:span><text:span text:style-name="T10">й и 2-й элементы входного </text:span><text:span text:style-name="T14">векторного</text:span><text:span text:style-name="T10"> сигнала;</text:span></text:p>
            <text:p text:style-name="Text_20_body"><text:span text:style-name="T9">Свойства</text:span>:</text:p>
            <text:list xml:id="list5799592258880546538" text:style-name="L1">
              <text:list-item>
                <text:p text:style-name="P7">Массив размерностей выходов –<text:span text:style-name="T1"> </text:span><text:span text:style-name="T4">массив целых чисел, указывающих размерности векторов каждого из выходных сигналов блока</text:span>.</text:p>
              </text:list-item>
            </text:list>
            <text:p text:style-name="P5"><text:span text:style-name="T11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9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Массив размерностей выходов</text:p>
                </table:table-cell>
                <table:table-cell table:style-name="Таблица1.B3" office:value-type="string">
                  <text:p text:style-name="P5">[2,2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9">Именованное</text:span><text:span text:style-name="T11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личество портов</text:p>
                </table:table-cell>
                <table:table-cell table:style-name="Таблица1.B3" office:value-type="string">
                  <text:p text:style-name="P5">[<text:span text:style-name="T1">out1,out2,out3</text:span>]</text:p>
                </table:table-cell>
              </table:table-row>
            </table:table>
            <text:p text:style-name="Text_20_body"><text:span text:style-name="T9">Примечания</text:span>:</text:p>
            <text:list xml:id="list8503401894309944716" text:style-name="L2">
              <text:list-item>
                <text:p text:style-name="P8">Блок обрабатывает <text:span text:style-name="T14">один</text:span> входной сигнал.</text:p>
              </text:list-item>
              <text:list-item>
                <text:p text:style-name="P8"><text:span text:style-name="T11">Именованные свойства задаются как </text:span><text:span text:style-name="T14">локальные</text:span><text:span text:style-name="T15"> переменные модели (или субмодели) во вкладке </text:span><text:span text:style-name="T14">Параметры</text:span><text:span text:style-name="T15"> или как глобальные сигналы проекта при </text:span><text:span text:style-name="T15">помощи пункта главного меню </text:span><text:span text:style-name="T14">Графика</text:span><text:span text:style-name="T15"> </text:span><text:span text:style-name="T16">→</text:span><text:span text:style-name="T17"> </text:span><text:span text:style-name="T13">Сигналы</text:span><text:span text:style-name="T15">.</text:span></text:p>
              </text:list-item>
              <text:list-item>
                <text:p text:style-name="P9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емультиплексор</dc:title>
    <dc:date>2012-01-30T08:26:43.65</dc:date>
    <meta:generator>OpenOffice_Beta/4.1.0$Win32 OpenOffice.org_project/410m14$Build-9760</meta:generator>
    <meta:editing-duration>PT2H23M14S</meta:editing-duration>
    <meta:editing-cycles>49</meta:editing-cycles>
    <meta:document-statistic meta:table-count="2" meta:image-count="2" meta:object-count="3" meta:page-count="2" meta:paragraph-count="28" meta:word-count="150" meta:character-count="1114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u</mi>
                <mrow>
                  <mn>1,1</mn>
                </mrow>
              </msub>
            </mrow>
            <mrow>
              <mo stretchy="false">(</mo>
              <mrow>
                <mi>t</mi>
              </mrow>
              <mo stretchy="false">)</mo>
            </mrow>
            <mi>,</mi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u</mi>
                <mrow>
                  <mn>1,2</mn>
                </mrow>
              </msub>
            </mrow>
            <mrow>
              <mo stretchy="false">(</mo>
              <mrow>
                <mi>t</mi>
              </mrow>
              <mo stretchy="false">)</mo>
            </mrow>
            <mi>,</mi>
          </mrow>
        </mtd>
      </mtr>
    </mtable>
    <annotation encoding="StarMath 5.0">y_1(t) = u_{1,1}(t),
newline
y_2(t) = u_{1,2}(t),</annotation>
  </semantics>
</math>
</file>

<file path=Object 2/content.xml><?xml version="1.0" encoding="utf-8"?>
<math xmlns="http://www.w3.org/1998/Math/MathML">
  <semantics>
    <mrow>
      <msub>
        <mi>u</mi>
        <mrow>
          <mn>1,1</mn>
        </mrow>
      </msub>
      <mrow>
        <mo stretchy="false">(</mo>
        <mrow>
          <mi>t</mi>
        </mrow>
        <mo stretchy="false">)</mo>
      </mrow>
      <mi>,</mi>
      <mi/>
      <msub>
        <mi>u</mi>
        <mrow>
          <mn>1,2</mn>
        </mrow>
      </msub>
      <mrow>
        <mo stretchy="false">(</mo>
        <mrow>
          <mi>t</mi>
        </mrow>
        <mo stretchy="false">)</mo>
      </mrow>
    </mrow>
    <annotation encoding="StarMath 5.0">u_{1,1}(t),~u_{1,2}(t)</annotation>
  </semantics>
</math>
</file>

<file path=Object 3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y_2(t)</annotation>
  </semantics>
</math>
</file>